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2354in"/>
    </style:style>
    <style:style style:name="Members.B" style:family="table-column">
      <style:table-column-properties style:column-width="1.5847in"/>
    </style:style>
    <style:style style:name="Members.C" style:family="table-column">
      <style:table-column-properties style:column-width="2.9535in"/>
    </style:style>
    <style:style style:name="Members.D" style:family="table-column">
      <style:table-column-properties style:column-width="4.8292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D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D1" office:value-type="string">
              <text:p text:style-name="P3">[a.caption4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D2" office:value-type="string">
            <text:p text:style-name="P4">[b.ItemCode]</text:p>
            <text:p text:style-name="P5">[b.Descriptio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5:53.73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12" meta:word-count="12" meta:character-count="195"/>
  </office:meta>
</office:document-meta>
</file>